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/>
    <style:font-face style:name="Roboto1" svg:font-family="Roboto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92cm" fo:margin-left="0cm" table:align="left"/>
    </style:style>
    <style:style style:name="Tableau1.A" style:family="table-column">
      <style:table-column-properties style:column-width="8.493cm"/>
    </style:style>
    <style:style style:name="Tableau1.B" style:family="table-column">
      <style:table-column-properties style:column-width="8.599cm"/>
    </style:style>
    <style:style style:name="Tableau1.1" style:family="table-row">
      <style:table-row-properties style:min-row-height="0.688cm"/>
    </style:style>
    <style:style style:name="Tableau1.A1" style:family="table-cell">
      <style:table-cell-properties fo:background-color="#e05b17" fo:padding="0.097cm" fo:border-left="1.5pt solid #02385a" fo:border-right="1.5pt solid #02385a" fo:border-top="1.5pt solid #02385a" fo:border-bottom="none">
        <style:background-image/>
      </style:table-cell-properties>
    </style:style>
    <style:style style:name="Tableau1.A2" style:family="table-cell">
      <style:table-cell-properties fo:padding="0.097cm" fo:border-left="1.5pt solid #02385a" fo:border-right="1.5pt solid #02385a" fo:border-top="none" fo:border-bottom="none"/>
    </style:style>
    <style:style style:name="Tableau1.A3" style:family="table-cell">
      <style:table-cell-properties fo:padding="0.097cm" fo:border-left="1.5pt solid #02385a" fo:border-right="none" fo:border-top="none" fo:border-bottom="none"/>
    </style:style>
    <style:style style:name="Tableau1.B3" style:family="table-cell">
      <style:table-cell-properties fo:padding="0.097cm" fo:border-left="none" fo:border-right="1.5pt solid #02385a" fo:border-top="none" fo:border-bottom="none"/>
    </style:style>
    <style:style style:name="Tableau1.A4" style:family="table-cell">
      <style:table-cell-properties fo:background-color="#e05b17" fo:padding="0.097cm" fo:border-left="1.5pt solid #02385a" fo:border-right="1.5pt solid #02385a" fo:border-top="none" fo:border-bottom="none">
        <style:background-image/>
      </style:table-cell-properties>
    </style:style>
    <style:style style:name="Tableau1.A5" style:family="table-cell">
      <style:table-cell-properties fo:padding="0.097cm" fo:border-left="1.5pt solid #02385a" fo:border-right="1.5pt solid #02385a" fo:border-top="none" fo:border-bottom="none"/>
    </style:style>
    <style:style style:name="Tableau1.A6" style:family="table-cell">
      <style:table-cell-properties fo:padding="0.097cm" fo:border-left="1.5pt solid #02385a" fo:border-right="none" fo:border-top="none" fo:border-bottom="none"/>
    </style:style>
    <style:style style:name="Tableau1.B6" style:family="table-cell">
      <style:table-cell-properties fo:padding="0.097cm" fo:border-left="none" fo:border-right="1.5pt solid #02385a" fo:border-top="none" fo:border-bottom="none"/>
    </style:style>
    <style:style style:name="Tableau1.A8" style:family="table-cell">
      <style:table-cell-properties fo:padding="0.097cm" fo:border-left="1.5pt solid #02385a" fo:border-right="1.5pt solid #02385a" fo:border-top="none" fo:border-bottom="none"/>
    </style:style>
    <style:style style:name="Tableau1.A9" style:family="table-cell">
      <style:table-cell-properties fo:padding="0.097cm" fo:border-left="1.5pt solid #02385a" fo:border-right="none" fo:border-top="none" fo:border-bottom="none"/>
    </style:style>
    <style:style style:name="Tableau1.B9" style:family="table-cell">
      <style:table-cell-properties fo:padding="0.097cm" fo:border-left="none" fo:border-right="1.5pt solid #02385a" fo:border-top="none" fo:border-bottom="none"/>
    </style:style>
    <style:style style:name="Tableau1.A11" style:family="table-cell">
      <style:table-cell-properties fo:padding="0.097cm" fo:border-left="1.5pt solid #02385a" fo:border-right="none" fo:border-top="none" fo:border-bottom="none"/>
    </style:style>
    <style:style style:name="Tableau1.B11" style:family="table-cell">
      <style:table-cell-properties fo:padding="0.097cm" fo:border-left="none" fo:border-right="1.5pt solid #02385a" fo:border-top="none" fo:border-bottom="none"/>
    </style:style>
    <style:style style:name="Tableau1.13" style:family="table-row">
      <style:table-row-properties style:min-row-height="5.244cm"/>
    </style:style>
    <style:style style:name="Tableau1.A13" style:family="table-cell">
      <style:table-cell-properties fo:padding="0.097cm" fo:border-left="1.5pt solid #02385a" fo:border-right="1.5pt solid #02385a" fo:border-top="none" fo:border-bottom="1.5pt solid #02385a"/>
    </style:style>
    <style:style style:name="P1" style:family="paragraph" style:parent-style-name="Footer">
      <style:text-properties style:use-window-font-color="true" officeooo:paragraph-rsid="000b591e"/>
    </style:style>
    <style:style style:name="P2" style:family="paragraph" style:parent-style-name="Standard">
      <style:text-properties style:font-name="Roboto1" officeooo:rsid="0003318f" officeooo:paragraph-rsid="0003318f"/>
    </style:style>
    <style:style style:name="P3" style:family="paragraph" style:parent-style-name="Standard">
      <style:paragraph-properties fo:text-align="start" style:justify-single-word="false"/>
      <style:text-properties style:font-name="Roboto1" fo:font-size="10pt" officeooo:rsid="0016cfcc" officeooo:paragraph-rsid="00080462" style:font-size-asian="10pt" style:font-size-complex="10pt"/>
    </style:style>
    <style:style style:name="P4" style:family="paragraph" style:parent-style-name="Standard">
      <style:text-properties style:font-name="Roboto1" fo:font-size="10pt" officeooo:rsid="0016cfcc" officeooo:paragraph-rsid="001a369f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Roboto1" fo:font-size="10pt" officeooo:rsid="00080462" officeooo:paragraph-rsid="00080462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Roboto1" fo:font-size="10pt" officeooo:rsid="0006f7b4" officeooo:paragraph-rsid="0006f7b4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Roboto1" fo:font-size="10pt" officeooo:rsid="0005f6f4" officeooo:paragraph-rsid="0005f6f4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Roboto1" fo:font-size="10pt" officeooo:rsid="0005f6f4" officeooo:paragraph-rsid="000c126a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Roboto1" fo:font-size="10pt" officeooo:rsid="0010e37e" officeooo:paragraph-rsid="0010e37e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Roboto1" fo:font-size="10pt" officeooo:rsid="0010e37e" officeooo:paragraph-rsid="001190e4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Roboto1" fo:font-size="10pt" officeooo:rsid="000c126a" officeooo:paragraph-rsid="000f9235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Roboto1" fo:font-size="10pt" officeooo:rsid="000c126a" officeooo:paragraph-rsid="000c126a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Roboto1" fo:font-size="11pt" fo:font-weight="bold" officeooo:rsid="0003318f" officeooo:paragraph-rsid="0003318f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Roboto1" fo:font-size="11pt" fo:font-weight="bold" officeooo:rsid="0005f6f4" officeooo:paragraph-rsid="0005f6f4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Roboto1" fo:font-size="11pt" fo:font-weight="bold" officeooo:rsid="0006f7b4" officeooo:paragraph-rsid="0006f7b4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Roboto1" fo:font-size="9pt" officeooo:rsid="0016cfcc" officeooo:paragraph-rsid="001a369f" style:font-size-asian="9pt" style:font-size-complex="9pt"/>
    </style:style>
    <style:style style:name="P17" style:family="paragraph" style:parent-style-name="Standard">
      <style:text-properties style:font-name="Roboto" fo:font-size="10pt" style:font-size-asian="10pt" style:font-size-complex="10pt"/>
    </style:style>
    <style:style style:name="P18" style:family="paragraph" style:parent-style-name="Standard">
      <style:text-properties fo:font-variant="normal" fo:text-transform="none" fo:color="#000000" style:font-name="Roboto" fo:font-size="10pt" fo:letter-spacing="normal" fo:font-style="normal" fo:font-weight="normal" officeooo:rsid="001a369f" officeooo:paragraph-rsid="001a369f" style:font-size-asian="10pt" style:font-size-complex="10pt"/>
    </style:style>
    <style:style style:name="P19" style:family="paragraph" style:parent-style-name="Standard">
      <style:text-properties fo:font-size="10pt" officeooo:paragraph-rsid="001a369f" style:font-size-asian="10pt" style:font-size-complex="10pt"/>
    </style:style>
    <style:style style:name="T1" style:family="text">
      <style:text-properties officeooo:rsid="002372e6"/>
    </style:style>
    <style:style style:name="T2" style:family="text">
      <style:text-properties officeooo:rsid="002360b3"/>
    </style:style>
    <style:style style:name="T3" style:family="text">
      <style:text-properties officeooo:rsid="001607d9"/>
    </style:style>
    <style:style style:name="T4" style:family="text">
      <style:text-properties officeooo:rsid="0006f7b4"/>
    </style:style>
    <style:style style:name="T5" style:family="text">
      <style:text-properties officeooo:rsid="00077f97"/>
    </style:style>
    <style:style style:name="T6" style:family="text">
      <style:text-properties officeooo:rsid="0016cfcc"/>
    </style:style>
    <style:style style:name="T7" style:family="text">
      <style:text-properties officeooo:rsid="00080462"/>
    </style:style>
    <style:style style:name="T8" style:family="text">
      <style:text-properties officeooo:rsid="0008a145"/>
    </style:style>
    <style:style style:name="T9" style:family="text">
      <style:text-properties officeooo:rsid="000c126a"/>
    </style:style>
    <style:style style:name="T10" style:family="text">
      <style:text-properties fo:font-variant="normal" fo:text-transform="none" fo:color="#000000" fo:font-size="12pt" fo:letter-spacing="normal" fo:font-style="normal" fo:font-weight="normal" officeooo:rsid="000c126a" style:font-size-asian="12pt" style:font-size-complex="12pt"/>
    </style:style>
    <style:style style:name="T11" style:family="text">
      <style:text-properties fo:font-variant="normal" fo:text-transform="none" fo:color="#000000" fo:font-size="12pt" fo:letter-spacing="normal" fo:font-style="normal" fo:font-weight="normal" officeooo:rsid="000d96d6" style:font-size-asian="12pt" style:font-size-complex="12pt"/>
    </style:style>
    <style:style style:name="T12" style:family="text">
      <style:text-properties fo:font-variant="normal" fo:text-transform="none" fo:color="#000000" fo:font-size="12pt" fo:letter-spacing="normal" fo:font-style="normal" fo:font-weight="normal" officeooo:rsid="000f9235" style:font-size-asian="12pt" style:font-size-complex="12pt"/>
    </style:style>
    <style:style style:name="T13" style:family="text">
      <style:text-properties fo:font-variant="normal" fo:text-transform="none" fo:color="#000000" fo:font-size="12pt" fo:letter-spacing="normal" fo:font-style="normal" fo:font-weight="normal" officeooo:rsid="0010e37e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019a17d" style:font-size-asian="12pt" style:font-size-complex="12pt"/>
    </style:style>
    <style:style style:name="T15" style:family="text">
      <style:text-properties fo:font-variant="normal" fo:text-transform="none" fo:color="#000000" fo:letter-spacing="normal" fo:font-style="normal" fo:font-weight="normal" officeooo:rsid="000c126a"/>
    </style:style>
    <style:style style:name="T16" style:family="text">
      <style:text-properties fo:font-variant="normal" fo:text-transform="none" fo:color="#000000" fo:letter-spacing="normal" fo:font-style="normal" fo:font-weight="normal" officeooo:rsid="0010e37e"/>
    </style:style>
    <style:style style:name="T17" style:family="text">
      <style:text-properties fo:font-variant="normal" fo:text-transform="none" fo:color="#000000" fo:letter-spacing="normal" fo:font-style="normal" fo:font-weight="normal" officeooo:rsid="0019a17d"/>
    </style:style>
    <style:style style:name="T18" style:family="text">
      <style:text-properties fo:font-variant="normal" fo:text-transform="none" fo:color="#000000" fo:letter-spacing="normal" fo:font-style="normal" fo:font-weight="normal" officeooo:rsid="000f9235"/>
    </style:style>
    <style:style style:name="T19" style:family="text">
      <style:text-properties fo:font-variant="normal" fo:text-transform="none" fo:color="#000000" fo:letter-spacing="normal" fo:font-style="normal" fo:font-weight="normal" officeooo:rsid="000d96d6"/>
    </style:style>
    <style:style style:name="T20" style:family="text">
      <style:text-properties officeooo:rsid="000d96d6"/>
    </style:style>
    <style:style style:name="T21" style:family="text">
      <style:text-properties officeooo:rsid="000fd32a"/>
    </style:style>
    <style:style style:name="T22" style:family="text">
      <style:text-properties officeooo:rsid="0010e37e"/>
    </style:style>
    <style:style style:name="T23" style:family="text">
      <style:text-properties officeooo:rsid="001190e4"/>
    </style:style>
    <style:style style:name="T24" style:family="text">
      <style:text-properties officeooo:rsid="0013c1aa"/>
    </style:style>
    <style:style style:name="T25" style:family="text">
      <style:text-properties officeooo:rsid="0016e146"/>
    </style:style>
    <style:style style:name="T26" style:family="text">
      <style:text-properties officeooo:rsid="001783a7"/>
    </style:style>
    <style:style style:name="T27" style:family="text">
      <style:text-properties officeooo:rsid="00186c43"/>
    </style:style>
    <style:style style:name="T28" style:family="text">
      <style:text-properties style:font-name="Roboto1" officeooo:rsid="0016cfcc"/>
    </style:style>
    <style:style style:name="T29" style:family="text">
      <style:text-properties style:font-name="Roboto1" officeooo:rsid="001e37fb"/>
    </style:style>
    <style:style style:name="T30" style:family="text">
      <style:text-properties style:font-name="Roboto1" officeooo:rsid="0011001b"/>
    </style:style>
    <style:style style:name="T31" style:family="text">
      <style:text-properties style:font-name="Roboto1" officeooo:rsid="000c66d5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size="9pt" officeooo:rsid="000c66d5" style:font-size-asian="9pt" style:font-size-complex="9pt"/>
    </style:style>
    <style:style style:name="T34" style:family="text">
      <style:text-properties officeooo:rsid="0011001b"/>
    </style:style>
    <style:style style:name="T35" style:family="text">
      <style:text-properties officeooo:rsid="000c66d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13">Intitulé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12"><text:span text:style-name="T22">Création</text:span> d’une progressive web app <text:span text:style-name="T22">pour </text:span>le logiciel <text:span text:style-name="T21">WID</text:span></text:p>
            <text:p text:style-name="P12"/>
            <text:p text:style-name="P17"><text:span text:style-name="T15">WID (</text:span><text:span text:style-name="T16">W</text:span><text:span text:style-name="T15">hat I </text:span><text:span text:style-name="T16">D</text:span><text:span text:style-name="T15">id?) est un logiciel de suivi des activités. Il travaille d'une façon différente des outils traditionnels, il permet d’associ</text:span><text:span text:style-name="T17">er</text:span><text:span text:style-name="T15"> des étiquettes à une période </text:span><text:span text:style-name="T18">de </text:span><text:span text:style-name="T15">temps passé</text:span><text:span text:style-name="T19">e</text:span><text:span text:style-name="T15">. </text:span><text:span text:style-name="T19">Pour aider l’utilisateur, le système collecte des données de différents agents (android, extension chrome, GitLab, GitHub). </text:span><text:span text:style-name="T18">Ainsi avec les données collectées et par le biais d’algorithmes de data learning, WID est capable de proposer l’activité sur lequel l’utilisateur était.</text:span></text:p>
            <text:p text:style-name="P18"><text:a xlink:type="simple" xlink:href="http://www.codelutin.com/page-stage-wid.html" text:style-name="Internet_20_link" text:visited-style-name="Visited_20_Internet_20_Link">http://www.codelutin.com/page-stage-wid.html</text:a></text:p>
          </table:table-cell>
          <table:covered-table-cell/>
        </table:table-row>
        <table:table-row>
          <table:table-cell table:style-name="Tableau1.A3" office:value-type="string">
            <text:p text:style-name="P7">Basé à Saint S<text:span text:style-name="T5">é</text:span>bastien-sur-Loire (44)</text:p>
          </table:table-cell>
          <table:table-cell table:style-name="Tableau1.B3" office:value-type="string">
            <text:p text:style-name="P7">Durée du stage : <text:span text:style-name="T9">6 mois</text:span></text:p>
          </table:table-cell>
        </table:table-row>
        <table:table-row>
          <table:table-cell table:style-name="Tableau1.A4" table:number-columns-spanned="2" office:value-type="string">
            <text:p text:style-name="P14">Principales missions</text:p>
          </table:table-cell>
          <table:covered-table-cell/>
        </table:table-row>
        <table:table-row>
          <table:table-cell table:style-name="Tableau1.A5" table:number-columns-spanned="2" office:value-type="string">
            <text:p text:style-name="P9">La principale mission est de porter l’application WID sur une approche PWA <text:span text:style-name="T27">(Progressive Web App)</text:span>. <text:span text:style-name="T23">Ceci a pour conséquence les objectifs suivants :</text:span></text:p>
            <text:p text:style-name="P9">- <text:span text:style-name="T23">l’installation de l’application sur téléphone (android)</text:span></text:p>
            <text:p text:style-name="P9">- <text:span text:style-name="T23">la gestion du cache pour le démarrage de l’application sans réseau</text:span></text:p>
            <text:p text:style-name="P10">- <text:span text:style-name="T23">la gestion de la resynchronisation des données</text:span></text:p>
            <text:p text:style-name="P9">- <text:span text:style-name="T23">l’intégration des gestures pour les téléphones</text:span></text:p>
            <text:p text:style-name="P9"/>
          </table:table-cell>
          <table:covered-table-cell/>
        </table:table-row>
        <table:table-row>
          <table:table-cell table:style-name="Tableau1.A6" office:value-type="string">
            <text:p text:style-name="P8">Technologies utilisées : </text:p>
            <text:p text:style-name="P11">- JavaScript/CSS/HTML</text:p>
            <text:p text:style-name="P11">- Node</text:p>
            <text:p text:style-name="P8">- <text:span text:style-name="T9">Riot</text:span></text:p>
            <text:p text:style-name="P8">- <text:span text:style-name="T20">Data learning</text:span></text:p>
            <text:p text:style-name="P8">- <text:span text:style-name="T22">Worbox</text:span></text:p>
          </table:table-cell>
          <table:table-cell table:style-name="Tableau1.B6" office:value-type="string">
            <text:p text:style-name="P7">Q<text:span text:style-name="T4">ualités recherchées : </text:span></text:p>
            <text:p text:style-name="P7">- <text:span text:style-name="T22">autonome</text:span></text:p>
            <text:p text:style-name="P7">- <text:span text:style-name="T25">volontaire</text:span></text:p>
            <text:p text:style-name="P7">- <text:span text:style-name="T25">rigoureux</text:span></text:p>
            <text:p text:style-name="P7">- <text:span text:style-name="T25">créatif</text:span></text:p>
            <text:p text:style-name="P7">- <text:span text:style-name="T26">perspicace</text:span></text:p>
          </table:table-cell>
        </table:table-row>
        <table:table-row>
          <table:table-cell table:style-name="Tableau1.A4" table:number-columns-spanned="2" office:value-type="string">
            <text:p text:style-name="P14">Profil recherché</text:p>
          </table:table-cell>
          <table:covered-table-cell/>
        </table:table-row>
        <table:table-row>
          <table:table-cell table:style-name="Tableau1.A8" table:number-columns-spanned="2" office:value-type="string">
            <text:p text:style-name="P9">Nous recherchons une personne motivé, force de proposition. </text:p>
          </table:table-cell>
          <table:covered-table-cell/>
        </table:table-row>
        <table:table-row>
          <table:table-cell table:style-name="Tableau1.A9" office:value-type="string">
            <text:p text:style-name="P7">Niveau(x) d’études : <text:span text:style-name="T22">Bac +4/5</text:span></text:p>
          </table:table-cell>
          <table:table-cell table:style-name="Tableau1.B9" office:value-type="string">
            <text:p text:style-name="P7"><text:span text:style-name="T5">Pré-requis </text:span>: <text:span text:style-name="T24">formation développeur web </text:span></text:p>
          </table:table-cell>
        </table:table-row>
        <table:table-row>
          <table:table-cell table:style-name="Tableau1.A4" table:number-columns-spanned="2" office:value-type="string">
            <text:p text:style-name="P15">Autre </text:p>
          </table:table-cell>
          <table:covered-table-cell/>
        </table:table-row>
        <table:table-row>
          <table:table-cell table:style-name="Tableau1.A11" office:value-type="string">
            <text:p text:style-name="P6">Gratification : </text:p>
          </table:table-cell>
          <table:table-cell table:style-name="Tableau1.B11" office:value-type="string">
            <text:p text:style-name="P6">Avantages : <text:span text:style-name="T5">frais de transport pris en charge à 50 % + tickets restaurant</text:span></text:p>
          </table:table-cell>
        </table:table-row>
        <table:table-row>
          <table:table-cell table:style-name="Tableau1.A4" table:number-columns-spanned="2" office:value-type="string">
            <text:p text:style-name="P15">Présentation de la société </text:p>
          </table:table-cell>
          <table:covered-table-cell/>
        </table:table-row>
        <table:table-row table:style-name="Tableau1.13">
          <table:table-cell table:style-name="Tableau1.A13" table:number-columns-spanned="2" office:value-type="string">
            <text:p text:style-name="P16"/>
            <text:p text:style-name="P4">Créée en 2002, Code Lutin propose des projets de développement informatique en se basant sur des briques de logiciels libres. Code Lutin a fait le choix d’utiliser des technologies robustes, fiables et pérennes dotée de larges librairies<text:span text:style-name="T34"> :</text:span> Java, JavaScript.</text:p>
            <text:p text:style-name="P4"/>
            <text:p text:style-name="P4">Nous proposons à nos clients des projets au forfait, de la régie et de la TMA. Nous travaillons avec des acteurs majeurs du marché sur différents secteurs d’activité<text:span text:style-name="T34"> :</text:span> Vewd (télé connectées), Inra, CNRS, Ifremer, My Money Bank, Agence Française pour la Biodiversité …</text:p>
            <text:p text:style-name="P19"><text:span text:style-name="T28">Nous invitons toujours nos clients à construire et à travailler avec eux pour que l'application soit la plus conforme à leurs attentes ainsi qu'à celle</text:span><text:span text:style-name="T29">s</text:span><text:span text:style-name="T28"> des utilisateurs finaux. Cela nous permet également de créer une relation de confiance, indispensable selon nous à la réussite des projets. </text:span><text:span text:style-name="T30">Au-delà</text:span><text:span text:style-name="T31"> des projets de nos clients, nous développons également en interne certaines solutions, libres, nous permettant de répondre à nos besoins spécifiques (par exemple la prise de décision collective avec Pollen[1], la gestion du temps avec WID[2]) et </text:span><text:span text:style-name="T30">d’e</text:span><text:span text:style-name="T31">ffectuer une veille technologique constante ainsi que de la R&amp;D.</text:span></text:p>
            <text:p text:style-name="P19"><text:span text:style-name="T31"/></text:p>
            <text:p text:style-name="P4"><text:span text:style-name="T35">[1] </text:span><text:a xlink:type="simple" xlink:href="https://pollen.cl/" text:style-name="Internet_20_link" text:visited-style-name="Visited_20_Internet_20_Link"><text:span text:style-name="T35">https://pollen.cl</text:span></text:a><text:span text:style-name="T35"><text:line-break/></text:span>[2] <text:a xlink:type="simple" xlink:href="https://wid.chorem.com/" text:style-name="Internet_20_link" text:visited-style-name="Visited_20_Internet_20_Link">https://wid.chorem.com</text:a></text:p>
          </table:table-cell>
          <table:covered-table-cell/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/>
    <style:font-face style:name="Roboto1" svg:font-family="Roboto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2385a" style:font-name="Arial" fo:font-family="Arial" style:font-style-name="Normal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DejaVu Serif" fo:font-family="'DejaVu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use-window-font-color="true" officeooo:paragraph-rsid="000b591e"/>
    </style:style>
    <style:style style:name="MT1" style:family="text">
      <style:text-properties officeooo:rsid="002372e6"/>
    </style:style>
    <style:style style:name="MT2" style:family="text">
      <style:text-properties officeooo:rsid="002360b3"/>
    </style:style>
    <style:style style:name="MT3" style:family="text">
      <style:text-properties officeooo:rsid="001607d9"/>
    </style:style>
    <style:page-layout style:name="Mpm1">
      <style:page-layout-properties fo:page-width="21.001cm" fo:page-height="29.7cm" style:num-format="1" style:print-orientation="portrait" fo:margin-top="2cm" fo:margin-bottom="0.676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011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CODE LUTIN – 12 Avenue Jules Verne<text:span text:style-name="MT1"> – </text:span>44230 Saint-Sébastien-Sur-Loire<text:span text:style-name="MT1"> – </text:span>Tel<text:span text:style-name="MT1"> :</text:span> +33 2.40.50.29.28 – www.codelutin.com</text:p>
        <text:p text:style-name="MP1">SA<text:span text:style-name="MT2">SPO</text:span> <text:span text:style-name="MT1">au</text:span> capital <text:span text:style-name="MT2">variable de 7850 € – </text:span>RCS Nantes 442.116.703 00046 – N° TVA : FR57 442 116 703<text:span text:style-name="MT3"> – </text:span>Code NAF 6201Z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ëmie Dagusé</meta:initial-creator>
    <meta:creation-date>2018-09-19T10:50:45.558194683</meta:creation-date>
    <dc:date>2018-10-26T16:25:54.203886070</dc:date>
    <meta:editing-duration>PT1H53M37S</meta:editing-duration>
    <meta:editing-cycles>20</meta:editing-cycles>
    <meta:generator>LibreOffice/5.1.6.2$Linux_X86_64 LibreOffice_project/10m0$Build-2</meta:generator>
    <dc:creator>Noëmie Dagusé</dc:creator>
    <meta:document-statistic meta:table-count="1" meta:image-count="0" meta:object-count="0" meta:page-count="1" meta:paragraph-count="38" meta:word-count="434" meta:character-count="2852" meta:non-whitespace-character-count="2442"/>
  </office:meta>
</office:document-meta>
</file>